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Text_20_body">
      <style:text-properties fo:font-size="15pt" style:font-size-asian="15pt" style:font-size-complex="15pt"/>
    </style:style>
    <style:style style:name="P3" style:family="paragraph" style:parent-style-name="Text_20_body">
      <style:text-properties fo:font-size="14pt" style:font-size-asian="14pt" style:font-size-complex="14pt"/>
    </style:style>
    <style:style style:name="P4" style:family="paragraph" style:parent-style-name="Text_20_body" style:list-style-name="L1"/>
    <style:style style:name="P5" style:family="paragraph" style:parent-style-name="Text_20_body" style:list-style-name="L1">
      <style:paragraph-properties fo:margin-top="0cm" fo:margin-bottom="0cm" loext:contextual-spacing="false"/>
    </style:style>
    <style:style style:name="P6" style:family="paragraph" style:parent-style-name="Heading_20_1">
      <style:text-properties fo:font-size="14pt" style:font-size-asian="14pt" style:font-size-complex="14pt"/>
    </style:style>
    <style:style style:name="T1" style:family="text">
      <style:text-properties fo:font-size="15pt" style:font-size-asian="15pt" style:font-size-complex="15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Priority Queue in C++ Standard Template Library (STL)</text:h>
      <text:p text:style-name="P3"/>
      <text:p text:style-name="P2">Priority queues are a type of container adapters, specifically designed such that the first element of the queue is the greatest of all elements in the queue and elements are in non decreasing order(hence we can see that each element of the queue has a priority{fixed order}).</text:p>
      <text:p text:style-name="P2"/>
      <text:p text:style-name="P2"><text:span text:style-name="Strong_20_Emphasis">Methods of priority queue are:</text:span></text:p>
      <text:list xml:id="list2154837813" text:style-name="L1">
        <text:list-item>
          <text:p text:style-name="P5"><text:a xlink:type="simple" xlink:href="https://www.geeksforgeeks.org/priority_queueempty-priority_queuesize-c-stl/" office:target-frame-name="_blank" xlink:show="new" text:style-name="Internet_20_link" text:visited-style-name="Visited_20_Internet_20_Link"><text:span text:style-name="T1">priority_queue::empty() in C++ STL</text:span></text:a><text:span text:style-name="T1">– </text:span><text:span text:style-name="Strong_20_Emphasis"><text:span text:style-name="T1">empty()</text:span></text:span><text:span text:style-name="T1"> function returns whether the queue is empty. </text:span></text:p>
        </text:list-item>
        <text:list-item>
          <text:p text:style-name="P5"><text:a xlink:type="simple" xlink:href="https://www.geeksforgeeks.org/priority_queueempty-priority_queuesize-c-stl/" office:target-frame-name="_blank" xlink:show="new" text:style-name="Internet_20_link" text:visited-style-name="Visited_20_Internet_20_Link"><text:span text:style-name="T1">priority_queue::size() in C++ STL</text:span></text:a><text:span text:style-name="T1">– </text:span><text:span text:style-name="Strong_20_Emphasis"><text:span text:style-name="T1">size()</text:span></text:span><text:span text:style-name="T1"> function returns the size of the queue. </text:span></text:p>
        </text:list-item>
        <text:list-item>
          <text:p text:style-name="P5"><text:a xlink:type="simple" xlink:href="https://www.geeksforgeeks.org/priority_queuetop-c-stl/" office:target-frame-name="_blank" xlink:show="new" text:style-name="Internet_20_link" text:visited-style-name="Visited_20_Internet_20_Link"><text:span text:style-name="T1">priority_queue::top() in C++ STL</text:span></text:a><text:span text:style-name="T1">– Returns a reference to the top most element of the queue </text:span></text:p>
        </text:list-item>
        <text:list-item>
          <text:p text:style-name="P5"><text:a xlink:type="simple" xlink:href="https://www.geeksforgeeks.org/priority_queuepush-priority_queuepop-c-stl/" office:target-frame-name="_blank" xlink:show="new" text:style-name="Internet_20_link" text:visited-style-name="Visited_20_Internet_20_Link"><text:span text:style-name="T1">priority_queue::push() in C++ STL</text:span></text:a><text:span text:style-name="Strong_20_Emphasis"><text:span text:style-name="T1">– push(g)</text:span></text:span><text:span text:style-name="T1"> function adds the element ‘g’ at the end of the queue. </text:span></text:p>
        </text:list-item>
        <text:list-item>
          <text:p text:style-name="P5"><text:a xlink:type="simple" xlink:href="https://www.geeksforgeeks.org/priority_queuepush-priority_queuepop-c-stl/" office:target-frame-name="_blank" xlink:show="new" text:style-name="Internet_20_link" text:visited-style-name="Visited_20_Internet_20_Link"><text:span text:style-name="T1">priority_queue::pop() in C++ STL</text:span></text:a><text:span text:style-name="T1">– </text:span><text:span text:style-name="Strong_20_Emphasis"><text:span text:style-name="T1">pop()</text:span></text:span><text:span text:style-name="T1"> function deletes the first element of the queue. </text:span></text:p>
        </text:list-item>
        <text:list-item>
          <text:p text:style-name="P5"><text:a xlink:type="simple" xlink:href="https://www.geeksforgeeks.org/priority_queueswap-c-stl/" office:target-frame-name="_blank" xlink:show="new" text:style-name="Internet_20_link" text:visited-style-name="Visited_20_Internet_20_Link"><text:span text:style-name="T1">priority_queue::swap() in C++ STL</text:span></text:a><text:span text:style-name="T1">– This function is used to swap the contents of one priority queue with another priority queue of same type and size. </text:span></text:p>
        </text:list-item>
        <text:list-item>
          <text:p text:style-name="P5"><text:a xlink:type="simple" xlink:href="https://www.geeksforgeeks.org/priority_queueemplace-c-stl/" office:target-frame-name="_blank" xlink:show="new" text:style-name="Internet_20_link" text:visited-style-name="Visited_20_Internet_20_Link"><text:span text:style-name="T1">priority_queue::emplace() in C++ STL </text:span></text:a><text:span text:style-name="T1">– This function is used to insert a new element into the priority queue container, the new element is added to the top of the priority queue. </text:span></text:p>
        </text:list-item>
        <text:list-item>
          <text:p text:style-name="P4"><text:a xlink:type="simple" xlink:href="https://www.geeksforgeeks.org/priority_queue-value_type-in-c-stl/" office:target-frame-name="_blank" xlink:show="new" text:style-name="Internet_20_link" text:visited-style-name="Visited_20_Internet_20_Link"><text:span text:style-name="T1">priority_queue value_type in C++ STL</text:span></text:a><text:span text:style-name="T1">– Represents the type of object stored as an element in a priority_queue. It acts as a synonym for the template parameter. </text:span></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22:10:46.244204560</meta:creation-date>
    <dc:date>2019-01-10T22:11:56.663586868</dc:date>
    <meta:editing-duration>PT1M12S</meta:editing-duration>
    <meta:editing-cycles>1</meta:editing-cycles>
    <meta:document-statistic meta:table-count="0" meta:image-count="0" meta:object-count="0" meta:page-count="1" meta:paragraph-count="11" meta:word-count="217" meta:character-count="1305" meta:non-whitespace-character-count="1098"/>
    <meta:generator>LibreOffice/6.0.7.3$Linux_X86_64 LibreOffice_project/00m0$Build-3</meta:generator>
  </office:meta>
</office:document-meta>
</file>